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4000"/>
    </style:style>
    <style:style style:name="ce5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#e8f2a1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4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9" table:default-cell-style-name="Default"/>
        <table:table-row table:style-name="ro1">
          <table:table-cell office:value-type="float" office:value="439.16617806079" calcext:value-type="float">
            <text:p>439.16617806079</text:p>
          </table:table-cell>
          <table:table-cell office:value-type="float" office:value="926.66809837473" calcext:value-type="float">
            <text:p>926.66809837473</text:p>
          </table:table-cell>
          <table:table-cell/>
          <table:table-cell office:value-type="float" office:value="428.816349735078" calcext:value-type="float">
            <text:p>428.816349735078</text:p>
          </table:table-cell>
          <table:table-cell office:value-type="float" office:value="911.339079751432" calcext:value-type="float">
            <text:p>911.339079751432</text:p>
          </table:table-cell>
          <table:table-cell/>
          <table:table-cell office:value-type="float" office:value="427.87798131545" calcext:value-type="float">
            <text:p>427.87798131545</text:p>
          </table:table-cell>
          <table:table-cell office:value-type="float" office:value="920.203618968431" calcext:value-type="float">
            <text:p>920.203618968431</text:p>
          </table:table-cell>
          <table:table-cell/>
          <table:table-cell office:value-type="float" office:value="450.595564863345" calcext:value-type="float">
            <text:p>450.595564863345</text:p>
          </table:table-cell>
          <table:table-cell office:value-type="float" office:value="922.673681839201" calcext:value-type="float">
            <text:p>922.673681839201</text:p>
          </table:table-cell>
          <table:table-cell/>
          <table:table-cell table:style-name="ce3" office:value-type="float" office:value="781.315402521129" calcext:value-type="float">
            <text:p>781.315402521129</text:p>
          </table:table-cell>
          <table:table-cell table:style-name="ce3" office:value-type="float" office:value="1610.96654729541" calcext:value-type="float">
            <text:p>1610.96654729541</text:p>
          </table:table-cell>
        </table:table-row>
        <table:table-row table:style-name="ro1">
          <table:table-cell office:value-type="float" office:value="1137.0267243089" calcext:value-type="float">
            <text:p>1137.0267243089</text:p>
          </table:table-cell>
          <table:table-cell office:value-type="float" office:value="2330.127781646" calcext:value-type="float">
            <text:p>2330.127781646</text:p>
          </table:table-cell>
          <table:table-cell/>
          <table:table-cell office:value-type="float" office:value="967.84687288208" calcext:value-type="float">
            <text:p>967.84687288208</text:p>
          </table:table-cell>
          <table:table-cell office:value-type="float" office:value="1997.99856023995" calcext:value-type="float">
            <text:p>1997.99856023995</text:p>
          </table:table-cell>
          <table:table-cell/>
          <table:table-cell office:value-type="float" office:value="964.912017193948" calcext:value-type="float">
            <text:p>964.912017193948</text:p>
          </table:table-cell>
          <table:table-cell office:value-type="float" office:value="2004.58981175884" calcext:value-type="float">
            <text:p>2004.58981175884</text:p>
          </table:table-cell>
          <table:table-cell/>
          <table:table-cell office:value-type="float" office:value="1460.91084236567" calcext:value-type="float">
            <text:p>1460.91084236567</text:p>
          </table:table-cell>
          <table:table-cell office:value-type="float" office:value="2946.74361052165" calcext:value-type="float">
            <text:p>2946.74361052165</text:p>
          </table:table-cell>
          <table:table-cell/>
          <table:table-cell office:value-type="float" office:value="964.218831205515" calcext:value-type="float">
            <text:p>964.218831205515</text:p>
          </table:table-cell>
          <table:table-cell office:value-type="float" office:value="1984.51199543924" calcext:value-type="float">
            <text:p>1984.51199543924</text:p>
          </table:table-cell>
        </table:table-row>
        <table:table-row table:style-name="ro1">
          <table:table-cell office:value-type="float" office:value="931.585714222837" calcext:value-type="float">
            <text:p>931.585714222837</text:p>
          </table:table-cell>
          <table:table-cell office:value-type="float" office:value="1918.6979250381" calcext:value-type="float">
            <text:p>1918.6979250381</text:p>
          </table:table-cell>
          <table:table-cell/>
          <table:table-cell table:style-name="Default" office:value-type="float" office:value="902.110449468228" calcext:value-type="float">
            <text:p>902.110449468228</text:p>
          </table:table-cell>
          <table:table-cell table:style-name="Default" office:value-type="float" office:value="1865.91700626137" calcext:value-type="float">
            <text:p>1865.91700626137</text:p>
          </table:table-cell>
          <table:table-cell/>
          <table:table-cell table:style-name="ce1" office:value-type="float" office:value="852.175030445362" calcext:value-type="float">
            <text:p>852.175030445362</text:p>
          </table:table-cell>
          <table:table-cell table:style-name="ce1" office:value-type="float" office:value="1778.38538968062" calcext:value-type="float">
            <text:p>1778.38538968062</text:p>
          </table:table-cell>
          <table:table-cell/>
          <table:table-cell office:value-type="float" office:value="1062.10984019554" calcext:value-type="float">
            <text:p>1062.10984019554</text:p>
          </table:table-cell>
          <table:table-cell office:value-type="float" office:value="2148.89812332105" calcext:value-type="float">
            <text:p>2148.89812332105</text:p>
          </table:table-cell>
          <table:table-cell/>
          <table:table-cell office:value-type="float" office:value="860.176526134147" calcext:value-type="float">
            <text:p>860.176526134147</text:p>
          </table:table-cell>
          <table:table-cell office:value-type="float" office:value="1775.87954886072" calcext:value-type="float">
            <text:p>1775.87954886072</text:p>
          </table:table-cell>
        </table:table-row>
        <table:table-row table:style-name="ro1">
          <table:table-cell office:value-type="float" office:value="2063.22784069274" calcext:value-type="float">
            <text:p>2063.22784069274</text:p>
          </table:table-cell>
          <table:table-cell office:value-type="float" office:value="4188.62547889632" calcext:value-type="float">
            <text:p>4188.62547889632</text:p>
          </table:table-cell>
          <table:table-cell/>
          <table:table-cell office:value-type="float" office:value="1559.16753367315" calcext:value-type="float">
            <text:p>1559.16753367315</text:p>
          </table:table-cell>
          <table:table-cell office:value-type="float" office:value="3187.41262013612" calcext:value-type="float">
            <text:p>3187.41262013612</text:p>
          </table:table-cell>
          <table:table-cell/>
          <table:table-cell office:value-type="float" office:value="1560.69706126329" calcext:value-type="float">
            <text:p>1560.69706126329</text:p>
          </table:table-cell>
          <table:table-cell office:value-type="float" office:value="3204.28718587436" calcext:value-type="float">
            <text:p>3204.28718587436</text:p>
          </table:table-cell>
          <table:table-cell/>
          <table:table-cell office:value-type="float" office:value="2277.01105251373" calcext:value-type="float">
            <text:p>2277.01105251373</text:p>
          </table:table-cell>
          <table:table-cell office:value-type="float" office:value="4581.65312614339" calcext:value-type="float">
            <text:p>4581.65312614339</text:p>
          </table:table-cell>
          <table:table-cell/>
          <table:table-cell table:style-name="ce3" office:value-type="float" office:value="1745.64825006908" calcext:value-type="float">
            <text:p>1745.64825006908</text:p>
          </table:table-cell>
          <table:table-cell table:style-name="ce3" office:value-type="float" office:value="3553.46629764901" calcext:value-type="float">
            <text:p>3553.46629764901</text:p>
          </table:table-cell>
        </table:table-row>
        <table:table-row table:style-name="ro1">
          <table:table-cell office:value-type="float" office:value="1089.98384827046" calcext:value-type="float">
            <text:p>1089.98384827046</text:p>
          </table:table-cell>
          <table:table-cell office:value-type="float" office:value="2236.13017914745" calcext:value-type="float">
            <text:p>2236.13017914745</text:p>
          </table:table-cell>
          <table:table-cell/>
          <table:table-cell office:value-type="float" office:value="975.564161658256" calcext:value-type="float">
            <text:p>975.564161658256</text:p>
          </table:table-cell>
          <table:table-cell office:value-type="float" office:value="2013.53108176822" calcext:value-type="float">
            <text:p>2013.53108176822</text:p>
          </table:table-cell>
          <table:table-cell/>
          <table:table-cell office:value-type="float" office:value="970.105545107528" calcext:value-type="float">
            <text:p>970.105545107528</text:p>
          </table:table-cell>
          <table:table-cell office:value-type="float" office:value="2015.0944003571" calcext:value-type="float">
            <text:p>2015.0944003571</text:p>
          </table:table-cell>
          <table:table-cell/>
          <table:table-cell office:value-type="float" office:value="1287.04281887347" calcext:value-type="float">
            <text:p>1287.04281887347</text:p>
          </table:table-cell>
          <table:table-cell office:value-type="float" office:value="2599.04674112762" calcext:value-type="float">
            <text:p>2599.04674112762</text:p>
          </table:table-cell>
          <table:table-cell/>
          <table:table-cell office:value-type="float" office:value="978.678514421144" calcext:value-type="float">
            <text:p>978.678514421144</text:p>
          </table:table-cell>
          <table:table-cell office:value-type="float" office:value="2013.51951144882" calcext:value-type="float">
            <text:p>2013.51951144882</text:p>
          </table:table-cell>
        </table:table-row>
        <table:table-row table:style-name="ro1">
          <table:table-cell office:value-type="float" office:value="800.758550297897" calcext:value-type="float">
            <text:p>800.758550297897</text:p>
          </table:table-cell>
          <table:table-cell office:value-type="float" office:value="1656.98693383211" calcext:value-type="float">
            <text:p>1656.98693383211</text:p>
          </table:table-cell>
          <table:table-cell/>
          <table:table-cell office:value-type="float" office:value="777.674279826806" calcext:value-type="float">
            <text:p>777.674279826806</text:p>
          </table:table-cell>
          <table:table-cell office:value-type="float" office:value="1616.98170769396" calcext:value-type="float">
            <text:p>1616.98170769396</text:p>
          </table:table-cell>
          <table:table-cell/>
          <table:table-cell office:value-type="float" office:value="790.789268876274" calcext:value-type="float">
            <text:p>790.789268876274</text:p>
          </table:table-cell>
          <table:table-cell office:value-type="float" office:value="1655.53831540096" calcext:value-type="float">
            <text:p>1655.53831540096</text:p>
          </table:table-cell>
          <table:table-cell/>
          <table:table-cell office:value-type="float" office:value="851.87869626042" calcext:value-type="float">
            <text:p>851.87869626042</text:p>
          </table:table-cell>
          <table:table-cell office:value-type="float" office:value="1728.41065173698" calcext:value-type="float">
            <text:p>1728.41065173698</text:p>
          </table:table-cell>
          <table:table-cell/>
          <table:table-cell office:value-type="float" office:value="743.823080275339" calcext:value-type="float">
            <text:p>743.823080275339</text:p>
          </table:table-cell>
          <table:table-cell office:value-type="float" office:value="1543.11599378699" calcext:value-type="float">
            <text:p>1543.11599378699</text:p>
          </table:table-cell>
        </table:table-row>
        <table:table-row table:style-name="ro1">
          <table:table-cell office:value-type="float" office:value="762.467591673406" calcext:value-type="float">
            <text:p>762.467591673406</text:p>
          </table:table-cell>
          <table:table-cell office:value-type="float" office:value="1580.81249358168" calcext:value-type="float">
            <text:p>1580.81249358168</text:p>
          </table:table-cell>
          <table:table-cell/>
          <table:table-cell office:value-type="float" office:value="621.541644243799" calcext:value-type="float">
            <text:p>621.541644243799</text:p>
          </table:table-cell>
          <table:table-cell office:value-type="float" office:value="1305.16918874856" calcext:value-type="float">
            <text:p>1305.16918874856</text:p>
          </table:table-cell>
          <table:table-cell/>
          <table:table-cell office:value-type="float" office:value="689.836680331713" calcext:value-type="float">
            <text:p>689.836680331713</text:p>
          </table:table-cell>
          <table:table-cell office:value-type="float" office:value="1454.17644097659" calcext:value-type="float">
            <text:p>1454.17644097659</text:p>
          </table:table-cell>
          <table:table-cell/>
          <table:table-cell office:value-type="float" office:value="991.385659856345" calcext:value-type="float">
            <text:p>991.385659856345</text:p>
          </table:table-cell>
          <table:table-cell office:value-type="float" office:value="2007.60567981708" calcext:value-type="float">
            <text:p>2007.60567981708</text:p>
          </table:table-cell>
          <table:table-cell/>
          <table:table-cell office:value-type="float" office:value="605.523838612556" calcext:value-type="float">
            <text:p>605.523838612556</text:p>
          </table:table-cell>
          <table:table-cell office:value-type="float" office:value="1266.92498745998" calcext:value-type="float">
            <text:p>1266.92498745998</text:p>
          </table:table-cell>
        </table:table-row>
        <table:table-row table:style-name="ro1">
          <table:table-cell office:value-type="float" office:value="966.446514705089" calcext:value-type="float">
            <text:p>966.446514705089</text:p>
          </table:table-cell>
          <table:table-cell office:value-type="float" office:value="1989.29783434705" calcext:value-type="float">
            <text:p>1989.29783434705</text:p>
          </table:table-cell>
          <table:table-cell/>
          <table:table-cell office:value-type="float" office:value="293.360952495601" calcext:value-type="float">
            <text:p>293.360952495601</text:p>
          </table:table-cell>
          <table:table-cell office:value-type="float" office:value="649.393910476616" calcext:value-type="float">
            <text:p>649.393910476616</text:p>
          </table:table-cell>
          <table:table-cell/>
          <table:table-cell office:value-type="float" office:value="293.760424151846" calcext:value-type="float">
            <text:p>293.760424151846</text:p>
          </table:table-cell>
          <table:table-cell office:value-type="float" office:value="662.727254886189" calcext:value-type="float">
            <text:p>662.727254886189</text:p>
          </table:table-cell>
          <table:table-cell/>
          <table:table-cell office:value-type="float" office:value="1244.04628564987" calcext:value-type="float">
            <text:p>1244.04628564987</text:p>
          </table:table-cell>
          <table:table-cell office:value-type="float" office:value="2513.16137349391" calcext:value-type="float">
            <text:p>2513.16137349391</text:p>
          </table:table-cell>
          <table:table-cell/>
          <table:table-cell office:value-type="float" office:value="355.90544166515" calcext:value-type="float">
            <text:p>355.90544166515</text:p>
          </table:table-cell>
          <table:table-cell office:value-type="float" office:value="768.215688267173" calcext:value-type="float">
            <text:p>768.215688267173</text:p>
          </table:table-cell>
        </table:table-row>
        <table:table-row table:style-name="ro1">
          <table:table-cell office:value-type="float" office:value="1030.89380246293" calcext:value-type="float">
            <text:p>1030.89380246293</text:p>
          </table:table-cell>
          <table:table-cell office:value-type="float" office:value="2118.05473987436" calcext:value-type="float">
            <text:p>2118.05473987436</text:p>
          </table:table-cell>
          <table:table-cell/>
          <table:table-cell office:value-type="float" office:value="1011.54369773336" calcext:value-type="float">
            <text:p>1011.54369773336</text:p>
          </table:table-cell>
          <table:table-cell office:value-type="float" office:value="2085.60643429838" calcext:value-type="float">
            <text:p>2085.60643429838</text:p>
          </table:table-cell>
          <table:table-cell/>
          <table:table-cell office:value-type="float" office:value="1013.77553665788" calcext:value-type="float">
            <text:p>1013.77553665788</text:p>
          </table:table-cell>
          <table:table-cell office:value-type="float" office:value="2102.57391991374" calcext:value-type="float">
            <text:p>2102.57391991374</text:p>
          </table:table-cell>
          <table:table-cell/>
          <table:table-cell office:value-type="float" office:value="1036.62643837391" calcext:value-type="float">
            <text:p>1036.62643837391</text:p>
          </table:table-cell>
          <table:table-cell office:value-type="float" office:value="2098.26049228048" calcext:value-type="float">
            <text:p>2098.26049228048</text:p>
          </table:table-cell>
          <table:table-cell/>
          <table:table-cell office:value-type="float" office:value="1031.61975060677" calcext:value-type="float">
            <text:p>1031.61975060677</text:p>
          </table:table-cell>
          <table:table-cell office:value-type="float" office:value="2119.50663616203" calcext:value-type="float">
            <text:p>2119.50663616203</text:p>
          </table:table-cell>
        </table:table-row>
        <table:table-row table:style-name="ro1">
          <table:table-cell office:value-type="float" office:value="1234.69967464522" calcext:value-type="float">
            <text:p>1234.69967464522</text:p>
          </table:table-cell>
          <table:table-cell office:value-type="float" office:value="2524.94465466713" calcext:value-type="float">
            <text:p>2524.94465466713</text:p>
          </table:table-cell>
          <table:table-cell/>
          <table:table-cell table:style-name="Default" office:value-type="float" office:value="914.015447631967" calcext:value-type="float">
            <text:p>914.015447631967</text:p>
          </table:table-cell>
          <table:table-cell table:style-name="Default" office:value-type="float" office:value="1889.74790123804" calcext:value-type="float">
            <text:p>1889.74790123804</text:p>
          </table:table-cell>
          <table:table-cell/>
          <table:table-cell table:style-name="ce1" office:value-type="float" office:value="897.742266416973" calcext:value-type="float">
            <text:p>897.742266416973</text:p>
          </table:table-cell>
          <table:table-cell table:style-name="ce1" office:value-type="float" office:value="1869.54494000288" calcext:value-type="float">
            <text:p>1869.54494000288</text:p>
          </table:table-cell>
          <table:table-cell/>
          <table:table-cell office:value-type="float" office:value="1589.93545847208" calcext:value-type="float">
            <text:p>1589.93545847208</text:p>
          </table:table-cell>
          <table:table-cell office:value-type="float" office:value="3204.55771933381" calcext:value-type="float">
            <text:p>3204.55771933381</text:p>
          </table:table-cell>
          <table:table-cell/>
          <table:table-cell office:value-type="float" office:value="839.06933166162" calcext:value-type="float">
            <text:p>839.06933166162</text:p>
          </table:table-cell>
          <table:table-cell office:value-type="float" office:value="1733.68396869994" calcext:value-type="float">
            <text:p>1733.68396869994</text:p>
          </table:table-cell>
        </table:table-row>
        <table:table-row table:style-name="ro1">
          <table:table-cell office:value-type="float" office:value="899.996805528696" calcext:value-type="float">
            <text:p>899.996805528696</text:p>
          </table:table-cell>
          <table:table-cell office:value-type="float" office:value="1856.01463692087" calcext:value-type="float">
            <text:p>1856.01463692087</text:p>
          </table:table-cell>
          <table:table-cell/>
          <table:table-cell office:value-type="float" office:value="801.381147507702" calcext:value-type="float">
            <text:p>801.381147507702</text:p>
          </table:table-cell>
          <table:table-cell office:value-type="float" office:value="1665.00787930816" calcext:value-type="float">
            <text:p>1665.00787930816</text:p>
          </table:table-cell>
          <table:table-cell/>
          <table:table-cell office:value-type="float" office:value="801.098204313795" calcext:value-type="float">
            <text:p>801.098204313795</text:p>
          </table:table-cell>
          <table:table-cell office:value-type="float" office:value="1676.89110977889" calcext:value-type="float">
            <text:p>1676.89110977889</text:p>
          </table:table-cell>
          <table:table-cell/>
          <table:table-cell office:value-type="float" office:value="985.165770250444" calcext:value-type="float">
            <text:p>985.165770250444</text:p>
          </table:table-cell>
          <table:table-cell office:value-type="float" office:value="1995.22977421799" calcext:value-type="float">
            <text:p>1995.22977421799</text:p>
          </table:table-cell>
          <table:table-cell/>
          <table:table-cell office:value-type="float" office:value="823.658339893391" calcext:value-type="float">
            <text:p>823.658339893391</text:p>
          </table:table-cell>
          <table:table-cell office:value-type="float" office:value="1703.33770565026" calcext:value-type="float">
            <text:p>1703.33770565026</text:p>
          </table:table-cell>
        </table:table-row>
        <table:table-row table:style-name="ro1">
          <table:table-cell office:value-type="float" office:value="754.93708651926" calcext:value-type="float">
            <text:p>754.93708651926</text:p>
          </table:table-cell>
          <table:table-cell office:value-type="float" office:value="1566.1065589091" calcext:value-type="float">
            <text:p>1566.1065589091</text:p>
          </table:table-cell>
          <table:table-cell/>
          <table:table-cell office:value-type="float" office:value="491.506780153583" calcext:value-type="float">
            <text:p>491.506780153583</text:p>
          </table:table-cell>
          <table:table-cell office:value-type="float" office:value="1045.49398905225" calcext:value-type="float">
            <text:p>1045.49398905225</text:p>
          </table:table-cell>
          <table:table-cell/>
          <table:table-cell office:value-type="float" office:value="492.476511155692" calcext:value-type="float">
            <text:p>492.476511155692</text:p>
          </table:table-cell>
          <table:table-cell office:value-type="float" office:value="1059.92953680549" calcext:value-type="float">
            <text:p>1059.92953680549</text:p>
          </table:table-cell>
          <table:table-cell/>
          <table:table-cell office:value-type="float" office:value="1095.65766659279" calcext:value-type="float">
            <text:p>1095.65766659279</text:p>
          </table:table-cell>
          <table:table-cell office:value-type="float" office:value="2216.30750468361" calcext:value-type="float">
            <text:p>2216.30750468361</text:p>
          </table:table-cell>
          <table:table-cell/>
          <table:table-cell office:value-type="float" office:value="731.536949075138" calcext:value-type="float">
            <text:p>731.536949075138</text:p>
          </table:table-cell>
          <table:table-cell office:value-type="float" office:value="1519.30628402085" calcext:value-type="float">
            <text:p>1519.30628402085</text:p>
          </table:table-cell>
        </table:table-row>
        <table:table-row table:style-name="ro1">
          <table:table-cell table:style-name="ce1" office:value-type="float" office:value="759.902980598493" calcext:value-type="float">
            <text:p>759.902980598493</text:p>
          </table:table-cell>
          <table:table-cell table:style-name="ce1" office:value-type="float" office:value="1574.98699960233" calcext:value-type="float">
            <text:p>1574.98699960233</text:p>
          </table:table-cell>
          <table:table-cell/>
          <table:table-cell table:style-name="Default" office:value-type="float" office:value="763.351133180286" calcext:value-type="float">
            <text:p>763.351133180286</text:p>
          </table:table-cell>
          <table:table-cell table:style-name="Default" office:value-type="float" office:value="1588.0145312554" calcext:value-type="float">
            <text:p>1588.0145312554</text:p>
          </table:table-cell>
          <table:table-cell/>
          <table:table-cell table:style-name="ce2" office:value-type="float" office:value="764.126208147033" calcext:value-type="float">
            <text:p>764.126208147033</text:p>
          </table:table-cell>
          <table:table-cell table:style-name="ce2" office:value-type="float" office:value="1601.82713416786" calcext:value-type="float">
            <text:p>1601.82713416786</text:p>
          </table:table-cell>
          <table:table-cell/>
          <table:table-cell office:value-type="float" office:value="788.111404485419" calcext:value-type="float">
            <text:p>788.111404485419</text:p>
          </table:table-cell>
          <table:table-cell office:value-type="float" office:value="1600.74771492877" calcext:value-type="float">
            <text:p>1600.74771492877</text:p>
          </table:table-cell>
          <table:table-cell/>
          <table:table-cell table:style-name="ce4" office:value-type="float" office:value="794.405961278042" calcext:value-type="float">
            <text:p>794.405961278042</text:p>
          </table:table-cell>
          <table:table-cell table:style-name="ce4" office:value-type="float" office:value="1643.99296096143" calcext:value-type="float">
            <text:p>1643.99296096143</text:p>
          </table:table-cell>
        </table:table-row>
        <table:table-row table:style-name="ro1">
          <table:table-cell table:number-columns-repeated="2" office:value-type="string" calcext:value-type="string">
            <text:p>[]</text:p>
          </table:table-cell>
          <table:table-cell/>
          <table:table-cell table:number-columns-repeated="2" table:style-name="Default" office:value-type="string" calcext:value-type="string">
            <text:p>[]</text:p>
          </table:table-cell>
          <table:table-cell/>
          <table:table-cell table:number-columns-repeated="2" office:value-type="string" calcext:value-type="string">
            <text:p>[]</text:p>
          </table:table-cell>
          <table:table-cell/>
          <table:table-cell table:number-columns-repeated="2" office:value-type="string" calcext:value-type="string">
            <text:p>[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table:style-name="ce1" office:value-type="float" office:value="929.459696116599" calcext:value-type="float">
            <text:p>929.459696116599</text:p>
          </table:table-cell>
          <table:table-cell table:style-name="ce1" office:value-type="float" office:value="1914.95822225679" calcext:value-type="float">
            <text:p>1914.95822225679</text:p>
          </table:table-cell>
          <table:table-cell/>
          <table:table-cell table:style-name="ce2" office:value-type="float" office:value="927.74919988369" calcext:value-type="float">
            <text:p>927.74919988369</text:p>
          </table:table-cell>
          <table:table-cell table:style-name="ce2" office:value-type="float" office:value="1917.76376646026" calcext:value-type="float">
            <text:p>1917.76376646026</text:p>
          </table:table-cell>
          <table:table-cell/>
          <table:table-cell office:value-type="float" office:value="931.441835927268" calcext:value-type="float">
            <text:p>931.441835927268</text:p>
          </table:table-cell>
          <table:table-cell office:value-type="float" office:value="1937.60211188598" calcext:value-type="float">
            <text:p>1937.60211188598</text:p>
          </table:table-cell>
          <table:table-cell/>
          <table:table-cell office:value-type="float" office:value="960.877201824632" calcext:value-type="float">
            <text:p>960.877201824632</text:p>
          </table:table-cell>
          <table:table-cell office:value-type="float" office:value="1946.66055032641" calcext:value-type="float">
            <text:p>1946.66055032641</text:p>
          </table:table-cell>
          <table:table-cell/>
          <table:table-cell office:value-type="float" office:value="920.840224978027" calcext:value-type="float">
            <text:p>920.840224978027</text:p>
          </table:table-cell>
          <table:table-cell office:value-type="float" office:value="1897.71927997964" calcext:value-type="float">
            <text:p>1897.71927997964</text:p>
          </table:table-cell>
        </table:table-row>
        <table:table-row table:style-name="ro1">
          <table:table-cell office:value-type="float" office:value="1188.56584530198" calcext:value-type="float">
            <text:p>1188.56584530198</text:p>
          </table:table-cell>
          <table:table-cell office:value-type="float" office:value="2432.46790526721" calcext:value-type="float">
            <text:p>2432.46790526721</text:p>
          </table:table-cell>
          <table:table-cell/>
          <table:table-cell office:value-type="float" office:value="892.653578619547" calcext:value-type="float">
            <text:p>892.653578619547</text:p>
          </table:table-cell>
          <table:table-cell office:value-type="float" office:value="1846.79184019827" calcext:value-type="float">
            <text:p>1846.79184019827</text:p>
          </table:table-cell>
          <table:table-cell/>
          <table:table-cell office:value-type="float" office:value="888.498471636848" calcext:value-type="float">
            <text:p>888.498471636848</text:p>
          </table:table-cell>
          <table:table-cell office:value-type="float" office:value="1850.77856282471" calcext:value-type="float">
            <text:p>1850.77856282471</text:p>
          </table:table-cell>
          <table:table-cell/>
          <table:table-cell office:value-type="float" office:value="1173.8557462454" calcext:value-type="float">
            <text:p>1173.8557462454</text:p>
          </table:table-cell>
          <table:table-cell office:value-type="float" office:value="2372.30536567446" calcext:value-type="float">
            <text:p>2372.30536567446</text:p>
          </table:table-cell>
          <table:table-cell/>
          <table:table-cell office:value-type="float" office:value="909.416819801644" calcext:value-type="float">
            <text:p>909.416819801644</text:p>
          </table:table-cell>
          <table:table-cell office:value-type="float" office:value="1874.16985426655" calcext:value-type="float">
            <text:p>1874.16985426655</text:p>
          </table:table-cell>
        </table:table-row>
        <table:table-row table:style-name="ro1">
          <table:table-cell table:style-name="ce1" office:value-type="float" office:value="1004.03359065439" calcext:value-type="float">
            <text:p>1004.03359065439</text:p>
          </table:table-cell>
          <table:table-cell table:style-name="ce1" office:value-type="float" office:value="2061.87715319289" calcext:value-type="float">
            <text:p>2061.87715319289</text:p>
          </table:table-cell>
          <table:table-cell/>
          <table:table-cell table:style-name="Default" office:value-type="float" office:value="1007.19429830129" calcext:value-type="float">
            <text:p>1007.19429830129</text:p>
          </table:table-cell>
          <table:table-cell table:style-name="Default" office:value-type="float" office:value="2074.1774542516" calcext:value-type="float">
            <text:p>2074.1774542516</text:p>
          </table:table-cell>
          <table:table-cell/>
          <table:table-cell table:style-name="ce2" office:value-type="float" office:value="996.35121555644" calcext:value-type="float">
            <text:p>996.35121555644</text:p>
          </table:table-cell>
          <table:table-cell table:style-name="ce2" office:value-type="float" office:value="2064.44906029169" calcext:value-type="float">
            <text:p>2064.44906029169</text:p>
          </table:table-cell>
          <table:table-cell/>
          <table:table-cell office:value-type="float" office:value="1027.75528415796" calcext:value-type="float">
            <text:p>1027.75528415796</text:p>
          </table:table-cell>
          <table:table-cell office:value-type="float" office:value="2079.42611137553" calcext:value-type="float">
            <text:p>2079.42611137553</text:p>
          </table:table-cell>
          <table:table-cell/>
          <table:table-cell office:value-type="float" office:value="1000.42673182656" calcext:value-type="float">
            <text:p>1000.42673182656</text:p>
          </table:table-cell>
          <table:table-cell office:value-type="float" office:value="2054.66343553724" calcext:value-type="float">
            <text:p>2054.66343553724</text:p>
          </table:table-cell>
        </table:table-row>
        <table:table-row table:style-name="ro1">
          <table:table-cell office:value-type="float" office:value="1091.33847814395" calcext:value-type="float">
            <text:p>1091.33847814395</text:p>
          </table:table-cell>
          <table:table-cell office:value-type="float" office:value="2239.03038144679" calcext:value-type="float">
            <text:p>2239.03038144679</text:p>
          </table:table-cell>
          <table:table-cell/>
          <table:table-cell office:value-type="float" office:value="896.171390934848" calcext:value-type="float">
            <text:p>896.171390934848</text:p>
          </table:table-cell>
          <table:table-cell office:value-type="float" office:value="1854.95769871291" calcext:value-type="float">
            <text:p>1854.95769871291</text:p>
          </table:table-cell>
          <table:table-cell/>
          <table:table-cell office:value-type="float" office:value="897.713825656554" calcext:value-type="float">
            <text:p>897.713825656554</text:p>
          </table:table-cell>
          <table:table-cell office:value-type="float" office:value="1870.56555152496" calcext:value-type="float">
            <text:p>1870.56555152496</text:p>
          </table:table-cell>
          <table:table-cell/>
          <table:table-cell office:value-type="float" office:value="1296.90107952674" calcext:value-type="float">
            <text:p>1296.90107952674</text:p>
          </table:table-cell>
          <table:table-cell office:value-type="float" office:value="2618.84812579077" calcext:value-type="float">
            <text:p>2618.84812579077</text:p>
          </table:table-cell>
          <table:table-cell/>
          <table:table-cell office:value-type="float" office:value="889.125140233364" calcext:value-type="float">
            <text:p>889.125140233364</text:p>
          </table:table-cell>
          <table:table-cell office:value-type="float" office:value="1834.60370562562" calcext:value-type="float">
            <text:p>1834.60370562562</text:p>
          </table:table-cell>
        </table:table-row>
        <table:table-row table:style-name="ro1">
          <table:table-cell office:value-type="float" office:value="816.708585806557" calcext:value-type="float">
            <text:p>816.708585806557</text:p>
          </table:table-cell>
          <table:table-cell office:value-type="float" office:value="1688.79176586545" calcext:value-type="float">
            <text:p>1688.79176586545</text:p>
          </table:table-cell>
          <table:table-cell/>
          <table:table-cell office:value-type="float" office:value="748.01912062262" calcext:value-type="float">
            <text:p>748.01912062262</text:p>
          </table:table-cell>
          <table:table-cell office:value-type="float" office:value="1557.56556819228" calcext:value-type="float">
            <text:p>1557.56556819228</text:p>
          </table:table-cell>
          <table:table-cell/>
          <table:table-cell office:value-type="float" office:value="751.181672811455" calcext:value-type="float">
            <text:p>751.181672811455</text:p>
          </table:table-cell>
          <table:table-cell office:value-type="float" office:value="1576.19613795936" calcext:value-type="float">
            <text:p>1576.19613795936</text:p>
          </table:table-cell>
          <table:table-cell/>
          <table:table-cell office:value-type="float" office:value="841.989746652263" calcext:value-type="float">
            <text:p>841.989746652263</text:p>
          </table:table-cell>
          <table:table-cell office:value-type="float" office:value="1708.59042408334" calcext:value-type="float">
            <text:p>1708.59042408334</text:p>
          </table:table-cell>
          <table:table-cell/>
          <table:table-cell office:value-type="float" office:value="803.458623038209" calcext:value-type="float">
            <text:p>803.458623038209</text:p>
          </table:table-cell>
          <table:table-cell office:value-type="float" office:value="1662.29184032875" calcext:value-type="float">
            <text:p>1662.29184032875</text:p>
          </table:table-cell>
        </table:table-row>
        <table:table-row table:style-name="ro1">
          <table:table-cell office:value-type="float" office:value="815.360101204273" calcext:value-type="float">
            <text:p>815.360101204273</text:p>
          </table:table-cell>
          <table:table-cell office:value-type="float" office:value="1686.22785082654" calcext:value-type="float">
            <text:p>1686.22785082654</text:p>
          </table:table-cell>
          <table:table-cell/>
          <table:table-cell table:style-name="Default" office:value-type="float" office:value="771.145523412081" calcext:value-type="float">
            <text:p>771.145523412081</text:p>
          </table:table-cell>
          <table:table-cell table:style-name="Default" office:value-type="float" office:value="1603.96621173304" calcext:value-type="float">
            <text:p>1603.96621173304</text:p>
          </table:table-cell>
          <table:table-cell/>
          <table:table-cell table:style-name="ce1" office:value-type="float" office:value="754.005599261296" calcext:value-type="float">
            <text:p>754.005599261296</text:p>
          </table:table-cell>
          <table:table-cell table:style-name="ce1" office:value-type="float" office:value="1582.02139641325" calcext:value-type="float">
            <text:p>1582.02139641325</text:p>
          </table:table-cell>
          <table:table-cell/>
          <table:table-cell office:value-type="float" office:value="827.299820613962" calcext:value-type="float">
            <text:p>827.299820613962</text:p>
          </table:table-cell>
          <table:table-cell office:value-type="float" office:value="1679.26970719148" calcext:value-type="float">
            <text:p>1679.26970719148</text:p>
          </table:table-cell>
          <table:table-cell/>
          <table:table-cell office:value-type="float" office:value="850.350164811394" calcext:value-type="float">
            <text:p>850.350164811394</text:p>
          </table:table-cell>
          <table:table-cell office:value-type="float" office:value="1756.20797804078" calcext:value-type="float">
            <text:p>1756.2079780407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ontinuous</text:p>
          </table:table-cell>
          <table:table-cell table:number-columns-repeated="2"/>
          <table:table-cell table:style-name="Default" office:value-type="string" calcext:value-type="string">
            <text:p>Threshold</text:p>
          </table:table-cell>
          <table:table-cell table:style-name="Default"/>
          <table:table-cell/>
          <table:table-cell office:value-type="string" calcext:value-type="string">
            <text:p>Hybrid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GVM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No Var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</table:table>
      <table:table table:name="Sheet2" table:style-name="ta1">
        <table:table-column table:style-name="co1" table:number-columns-repeated="2" table:default-cell-style-name="ce4"/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3" table:default-cell-style-name="Default"/>
        <table:table-row table:style-name="ro1">
          <table:table-cell table:style-name="ce5" office:value-type="float" office:value="429.682502044415" calcext:value-type="float">
            <text:p>429.682502044415</text:p>
          </table:table-cell>
          <table:table-cell table:style-name="ce5" office:value-type="float" office:value="913.071384370107" calcext:value-type="float">
            <text:p>913.071384370107</text:p>
          </table:table-cell>
          <table:table-cell/>
          <table:table-cell office:value-type="float" office:value="430.170650954568" calcext:value-type="float">
            <text:p>430.170650954568</text:p>
          </table:table-cell>
          <table:table-cell office:value-type="float" office:value="919.418320218541" calcext:value-type="float">
            <text:p>919.418320218541</text:p>
          </table:table-cell>
          <table:table-cell/>
          <table:table-cell table:style-name="ce8" office:value-type="float" office:value="429.203399424802" calcext:value-type="float">
            <text:p>429.203399424802</text:p>
          </table:table-cell>
          <table:table-cell table:style-name="ce8" office:value-type="float" office:value="928.225093215264" calcext:value-type="float">
            <text:p>928.225093215264</text:p>
          </table:table-cell>
          <table:table-cell/>
          <table:table-cell office:value-type="float" office:value="442.804473814202" calcext:value-type="float">
            <text:p>442.804473814202</text:p>
          </table:table-cell>
          <table:table-cell office:value-type="float" office:value="939.31532790968" calcext:value-type="float">
            <text:p>939.31532790968</text:p>
          </table:table-cell>
        </table:table-row>
        <table:table-row table:style-name="ro1">
          <table:table-cell office:value-type="float" office:value="1093.69600241789" calcext:value-type="float">
            <text:p>1093.69600241789</text:p>
          </table:table-cell>
          <table:table-cell office:value-type="float" office:value="2249.69681931157" calcext:value-type="float">
            <text:p>2249.69681931157</text:p>
          </table:table-cell>
          <table:table-cell/>
          <table:table-cell table:style-name="ce6" office:value-type="float" office:value="960.153364527568" calcext:value-type="float">
            <text:p>960.153364527568</text:p>
          </table:table-cell>
          <table:table-cell table:style-name="ce6" office:value-type="float" office:value="1988.8420249785" calcext:value-type="float">
            <text:p>1988.8420249785</text:p>
          </table:table-cell>
          <table:table-cell/>
          <table:table-cell office:value-type="float" office:value="976.327269672324" calcext:value-type="float">
            <text:p>976.327269672324</text:p>
          </table:table-cell>
          <table:table-cell office:value-type="float" office:value="2033.65079816317" calcext:value-type="float">
            <text:p>2033.65079816317</text:p>
          </table:table-cell>
          <table:table-cell/>
          <table:table-cell office:value-type="float" office:value="965.089616517767" calcext:value-type="float">
            <text:p>965.089616517767</text:p>
          </table:table-cell>
          <table:table-cell office:value-type="float" office:value="1992.48404751132" calcext:value-type="float">
            <text:p>1992.48404751132</text:p>
          </table:table-cell>
        </table:table-row>
        <table:table-row table:style-name="ro1">
          <table:table-cell office:value-type="float" office:value="915.726684986728" calcext:value-type="float">
            <text:p>915.726684986728</text:p>
          </table:table-cell>
          <table:table-cell office:value-type="float" office:value="1893.14947729837" calcext:value-type="float">
            <text:p>1893.14947729837</text:p>
          </table:table-cell>
          <table:table-cell/>
          <table:table-cell table:style-name="ce6" office:value-type="float" office:value="849.833624115997" calcext:value-type="float">
            <text:p>849.833624115997</text:p>
          </table:table-cell>
          <table:table-cell table:style-name="ce6" office:value-type="float" office:value="1767.5329662894" calcext:value-type="float">
            <text:p>1767.5329662894</text:p>
          </table:table-cell>
          <table:table-cell/>
          <table:table-cell office:value-type="float" office:value="849.706993864602" calcext:value-type="float">
            <text:p>849.706993864602</text:p>
          </table:table-cell>
          <table:table-cell office:value-type="float" office:value="1779.61892725159" calcext:value-type="float">
            <text:p>1779.61892725159</text:p>
          </table:table-cell>
          <table:table-cell/>
          <table:table-cell office:value-type="float" office:value="859.762883201424" calcext:value-type="float">
            <text:p>859.762883201424</text:p>
          </table:table-cell>
          <table:table-cell office:value-type="float" office:value="1781.22187372776" calcext:value-type="float">
            <text:p>1781.22187372776</text:p>
          </table:table-cell>
        </table:table-row>
        <table:table-row table:style-name="ro1">
          <table:table-cell office:value-type="float" office:value="1874.57804271689" calcext:value-type="float">
            <text:p>1874.57804271689</text:p>
          </table:table-cell>
          <table:table-cell office:value-type="float" office:value="3818.2336382236" calcext:value-type="float">
            <text:p>3818.2336382236</text:p>
          </table:table-cell>
          <table:table-cell/>
          <table:table-cell table:style-name="ce6" office:value-type="float" office:value="1517.3266516701" calcext:value-type="float">
            <text:p>1517.3266516701</text:p>
          </table:table-cell>
          <table:table-cell table:style-name="ce6" office:value-type="float" office:value="3110.638611409" calcext:value-type="float">
            <text:p>3110.638611409</text:p>
          </table:table-cell>
          <table:table-cell/>
          <table:table-cell office:value-type="float" office:value="1577.34269325077" calcext:value-type="float">
            <text:p>1577.34269325077</text:p>
          </table:table-cell>
          <table:table-cell office:value-type="float" office:value="3244.48620512831" calcext:value-type="float">
            <text:p>3244.48620512831</text:p>
          </table:table-cell>
          <table:table-cell/>
          <table:table-cell office:value-type="float" office:value="1665.04909477554" calcext:value-type="float">
            <text:p>1665.04909477554</text:p>
          </table:table-cell>
          <table:table-cell office:value-type="float" office:value="3399.17574234091" calcext:value-type="float">
            <text:p>3399.17574234091</text:p>
          </table:table-cell>
        </table:table-row>
        <table:table-row table:style-name="ro1">
          <table:table-cell office:value-type="float" office:value="1082.9874014373" calcext:value-type="float">
            <text:p>1082.9874014373</text:p>
          </table:table-cell>
          <table:table-cell office:value-type="float" office:value="2228.37756132631" calcext:value-type="float">
            <text:p>2228.37756132631</text:p>
          </table:table-cell>
          <table:table-cell/>
          <table:table-cell office:value-type="float" office:value="979.69655385505" calcext:value-type="float">
            <text:p>979.69655385505</text:p>
          </table:table-cell>
          <table:table-cell office:value-type="float" office:value="2028.03614200698" calcext:value-type="float">
            <text:p>2028.03614200698</text:p>
          </table:table-cell>
          <table:table-cell/>
          <table:table-cell table:style-name="ce6" office:value-type="float" office:value="961.265905005507" calcext:value-type="float">
            <text:p>961.265905005507</text:p>
          </table:table-cell>
          <table:table-cell table:style-name="ce6" office:value-type="float" office:value="2003.65539599823" calcext:value-type="float">
            <text:p>2003.65539599823</text:p>
          </table:table-cell>
          <table:table-cell/>
          <table:table-cell office:value-type="float" office:value="978.227881710116" calcext:value-type="float">
            <text:p>978.227881710116</text:p>
          </table:table-cell>
          <table:table-cell office:value-type="float" office:value="2018.85852187194" calcext:value-type="float">
            <text:p>2018.85852187194</text:p>
          </table:table-cell>
        </table:table-row>
        <table:table-row table:style-name="ro1">
          <table:table-cell office:value-type="float" office:value="768.390232033733" calcext:value-type="float">
            <text:p>768.390232033733</text:p>
          </table:table-cell>
          <table:table-cell office:value-type="float" office:value="1598.41361210781" calcext:value-type="float">
            <text:p>1598.41361210781</text:p>
          </table:table-cell>
          <table:table-cell/>
          <table:table-cell table:style-name="ce6" office:value-type="float" office:value="753.017731663191" calcext:value-type="float">
            <text:p>753.017731663191</text:p>
          </table:table-cell>
          <table:table-cell table:style-name="ce6" office:value-type="float" office:value="1573.83192617076" calcext:value-type="float">
            <text:p>1573.83192617076</text:p>
          </table:table-cell>
          <table:table-cell/>
          <table:table-cell office:value-type="float" office:value="754.230527305487" calcext:value-type="float">
            <text:p>754.230527305487</text:p>
          </table:table-cell>
          <table:table-cell office:value-type="float" office:value="1588.58414706342" calcext:value-type="float">
            <text:p>1588.58414706342</text:p>
          </table:table-cell>
          <table:table-cell/>
          <table:table-cell office:value-type="float" office:value="742.004814454275" calcext:value-type="float">
            <text:p>742.004814454275</text:p>
          </table:table-cell>
          <table:table-cell office:value-type="float" office:value="1545.6427769489" calcext:value-type="float">
            <text:p>1545.6427769489</text:p>
          </table:table-cell>
        </table:table-row>
        <table:table-row table:style-name="ro1">
          <table:table-cell office:value-type="float" office:value="775.258651793051" calcext:value-type="float">
            <text:p>775.258651793051</text:p>
          </table:table-cell>
          <table:table-cell office:value-type="float" office:value="1612.60320384707" calcext:value-type="float">
            <text:p>1612.60320384707</text:p>
          </table:table-cell>
          <table:table-cell/>
          <table:table-cell table:style-name="ce6" office:value-type="float" office:value="619.063782014801" calcext:value-type="float">
            <text:p>619.063782014801</text:p>
          </table:table-cell>
          <table:table-cell table:style-name="ce6" office:value-type="float" office:value="1306.42205431666" calcext:value-type="float">
            <text:p>1306.42205431666</text:p>
          </table:table-cell>
          <table:table-cell/>
          <table:table-cell office:value-type="float" office:value="653.558789963471" calcext:value-type="float">
            <text:p>653.558789963471</text:p>
          </table:table-cell>
          <table:table-cell office:value-type="float" office:value="1387.8292502662" calcext:value-type="float">
            <text:p>1387.8292502662</text:p>
          </table:table-cell>
          <table:table-cell/>
          <table:table-cell office:value-type="float" office:value="601.312664904843" calcext:value-type="float">
            <text:p>601.312664904843</text:p>
          </table:table-cell>
          <table:table-cell office:value-type="float" office:value="1264.71123007065" calcext:value-type="float">
            <text:p>1264.71123007065</text:p>
          </table:table-cell>
        </table:table-row>
        <table:table-row table:style-name="ro1">
          <table:table-cell office:value-type="float" office:value="878.95074468364" calcext:value-type="float">
            <text:p>878.95074468364</text:p>
          </table:table-cell>
          <table:table-cell office:value-type="float" office:value="1820.57349485269" calcext:value-type="float">
            <text:p>1820.57349485269</text:p>
          </table:table-cell>
          <table:table-cell/>
          <table:table-cell office:value-type="float" office:value="308.984607077092" calcext:value-type="float">
            <text:p>308.984607077092</text:p>
          </table:table-cell>
          <table:table-cell office:value-type="float" office:value="686.908420188139" calcext:value-type="float">
            <text:p>686.908420188139</text:p>
          </table:table-cell>
          <table:table-cell/>
          <table:table-cell table:style-name="ce6" office:value-type="float" office:value="291.629091139352" calcext:value-type="float">
            <text:p>291.629091139352</text:p>
          </table:table-cell>
          <table:table-cell table:style-name="ce6" office:value-type="float" office:value="664.731789409742" calcext:value-type="float">
            <text:p>664.731789409742</text:p>
          </table:table-cell>
          <table:table-cell/>
          <table:table-cell office:value-type="float" office:value="392.123302089581" calcext:value-type="float">
            <text:p>392.123302089581</text:p>
          </table:table-cell>
          <table:table-cell office:value-type="float" office:value="846.918609664575" calcext:value-type="float">
            <text:p>846.918609664575</text:p>
          </table:table-cell>
        </table:table-row>
        <table:table-row table:style-name="ro1">
          <table:table-cell table:style-name="ce3" office:value-type="float" office:value="1017.17692756145" calcext:value-type="float">
            <text:p>1017.17692756145</text:p>
          </table:table-cell>
          <table:table-cell table:style-name="ce3" office:value-type="float" office:value="2096.87289395457" calcext:value-type="float">
            <text:p>2096.87289395457</text:p>
          </table:table-cell>
          <table:table-cell/>
          <table:table-cell table:style-name="ce6" office:value-type="float" office:value="1010.73813965597" calcext:value-type="float">
            <text:p>1010.73813965597</text:p>
          </table:table-cell>
          <table:table-cell table:style-name="ce6" office:value-type="float" office:value="2090.24722202676" calcext:value-type="float">
            <text:p>2090.24722202676</text:p>
          </table:table-cell>
          <table:table-cell/>
          <table:table-cell table:style-name="ce8" office:value-type="float" office:value="1010.18375940941" calcext:value-type="float">
            <text:p>1010.18375940941</text:p>
          </table:table-cell>
          <table:table-cell table:style-name="ce8" office:value-type="float" office:value="2101.64226929997" calcext:value-type="float">
            <text:p>2101.64226929997</text:p>
          </table:table-cell>
          <table:table-cell/>
          <table:table-cell office:value-type="float" office:value="1060.51137989144" calcext:value-type="float">
            <text:p>1060.51137989144</text:p>
          </table:table-cell>
          <table:table-cell office:value-type="float" office:value="2183.54179861453" calcext:value-type="float">
            <text:p>2183.54179861453</text:p>
          </table:table-cell>
        </table:table-row>
        <table:table-row table:style-name="ro1">
          <table:table-cell office:value-type="float" office:value="971.588385578182" calcext:value-type="float">
            <text:p>971.588385578182</text:p>
          </table:table-cell>
          <table:table-cell office:value-type="float" office:value="2004.89377713047" calcext:value-type="float">
            <text:p>2004.89377713047</text:p>
          </table:table-cell>
          <table:table-cell/>
          <table:table-cell office:value-type="float" office:value="902.880268128201" calcext:value-type="float">
            <text:p>902.880268128201</text:p>
          </table:table-cell>
          <table:table-cell office:value-type="float" office:value="1873.64924282792" calcext:value-type="float">
            <text:p>1873.64924282792</text:p>
          </table:table-cell>
          <table:table-cell/>
          <table:table-cell table:style-name="ce6" office:value-type="float" office:value="865.439902267031" calcext:value-type="float">
            <text:p>865.439902267031</text:p>
          </table:table-cell>
          <table:table-cell table:style-name="ce6" office:value-type="float" office:value="1811.1119123004" calcext:value-type="float">
            <text:p>1811.1119123004</text:p>
          </table:table-cell>
          <table:table-cell/>
          <table:table-cell office:value-type="float" office:value="852.423612076749" calcext:value-type="float">
            <text:p>852.423612076749</text:p>
          </table:table-cell>
          <table:table-cell office:value-type="float" office:value="1766.56423012761" calcext:value-type="float">
            <text:p>1766.56423012761</text:p>
          </table:table-cell>
        </table:table-row>
        <table:table-row table:style-name="ro1">
          <table:table-cell office:value-type="float" office:value="879.144503447911" calcext:value-type="float">
            <text:p>879.144503447911</text:p>
          </table:table-cell>
          <table:table-cell office:value-type="float" office:value="1820.53459118858" calcext:value-type="float">
            <text:p>1820.53459118858</text:p>
          </table:table-cell>
          <table:table-cell/>
          <table:table-cell table:style-name="ce6" office:value-type="float" office:value="803.302110224713" calcext:value-type="float">
            <text:p>803.302110224713</text:p>
          </table:table-cell>
          <table:table-cell table:style-name="ce6" office:value-type="float" office:value="1675.07436317146" calcext:value-type="float">
            <text:p>1675.07436317146</text:p>
          </table:table-cell>
          <table:table-cell/>
          <table:table-cell office:value-type="float" office:value="803.064825038622" calcext:value-type="float">
            <text:p>803.064825038622</text:p>
          </table:table-cell>
          <table:table-cell office:value-type="float" office:value="1687.04890965782" calcext:value-type="float">
            <text:p>1687.04890965782</text:p>
          </table:table-cell>
          <table:table-cell/>
          <table:table-cell office:value-type="float" office:value="811.579901131737" calcext:value-type="float">
            <text:p>811.579901131737</text:p>
          </table:table-cell>
          <table:table-cell office:value-type="float" office:value="1685.40538655623" calcext:value-type="float">
            <text:p>1685.40538655623</text:p>
          </table:table-cell>
        </table:table-row>
        <table:table-row table:style-name="ro1">
          <table:table-cell office:value-type="float" office:value="835.809627640497" calcext:value-type="float">
            <text:p>835.809627640497</text:p>
          </table:table-cell>
          <table:table-cell office:value-type="float" office:value="1734.09968402608" calcext:value-type="float">
            <text:p>1734.09968402608</text:p>
          </table:table-cell>
          <table:table-cell/>
          <table:table-cell table:style-name="ce6" office:value-type="float" office:value="470.257934573105" calcext:value-type="float">
            <text:p>470.257934573105</text:p>
          </table:table-cell>
          <table:table-cell table:style-name="ce6" office:value-type="float" office:value="1009.2443407658" calcext:value-type="float">
            <text:p>1009.2443407658</text:p>
          </table:table-cell>
          <table:table-cell/>
          <table:table-cell office:value-type="float" office:value="485.360940718458" calcext:value-type="float">
            <text:p>485.360940718458</text:p>
          </table:table-cell>
          <table:table-cell office:value-type="float" office:value="1051.94643880553" calcext:value-type="float">
            <text:p>1051.94643880553</text:p>
          </table:table-cell>
          <table:table-cell/>
          <table:table-cell office:value-type="float" office:value="521.683181850766" calcext:value-type="float">
            <text:p>521.683181850766</text:p>
          </table:table-cell>
          <table:table-cell office:value-type="float" office:value="1105.84679244662" calcext:value-type="float">
            <text:p>1105.84679244662</text:p>
          </table:table-cell>
        </table:table-row>
        <table:table-row table:style-name="ro1">
          <table:table-cell table:style-name="ce5" office:value-type="float" office:value="753.280610222715" calcext:value-type="float">
            <text:p>753.280610222715</text:p>
          </table:table-cell>
          <table:table-cell table:style-name="ce5" office:value-type="float" office:value="1567.87348534026" calcext:value-type="float">
            <text:p>1567.87348534026</text:p>
          </table:table-cell>
          <table:table-cell/>
          <table:table-cell office:value-type="float" office:value="752.448935566332" calcext:value-type="float">
            <text:p>752.448935566332</text:p>
          </table:table-cell>
          <table:table-cell office:value-type="float" office:value="1572.34136251698" calcext:value-type="float">
            <text:p>1572.34136251698</text:p>
          </table:table-cell>
          <table:table-cell/>
          <table:table-cell office:value-type="float" office:value="745.085090181531" calcext:value-type="float">
            <text:p>745.085090181531</text:p>
          </table:table-cell>
          <table:table-cell office:value-type="float" office:value="1569.87612472634" calcext:value-type="float">
            <text:p>1569.87612472634</text:p>
          </table:table-cell>
          <table:table-cell/>
          <table:table-cell office:value-type="float" office:value="768.495220412108" calcext:value-type="float">
            <text:p>768.495220412108</text:p>
          </table:table-cell>
          <table:table-cell office:value-type="float" office:value="1598.30270571905" calcext:value-type="float">
            <text:p>1598.30270571905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[]</text:p>
          </table:table-cell>
          <table:table-cell/>
          <table:table-cell table:number-columns-repeated="2" table:style-name="ce2" office:value-type="string" calcext:value-type="string">
            <text:p>[]</text:p>
          </table:table-cell>
          <table:table-cell/>
          <table:table-cell table:number-columns-repeated="2" table:style-name="ce2" office:value-type="string" calcext:value-type="string">
            <text:p>[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table:style-name="ce6" office:value-type="float" office:value="926.639137390073" calcext:value-type="float">
            <text:p>926.639137390073</text:p>
          </table:table-cell>
          <table:table-cell table:style-name="ce6" office:value-type="float" office:value="1915.54364147302" calcext:value-type="float">
            <text:p>1915.54364147302</text:p>
          </table:table-cell>
          <table:table-cell/>
          <table:table-cell office:value-type="float" office:value="927.915344094612" calcext:value-type="float">
            <text:p>927.915344094612</text:p>
          </table:table-cell>
          <table:table-cell office:value-type="float" office:value="1924.32259155139" calcext:value-type="float">
            <text:p>1924.32259155139</text:p>
          </table:table-cell>
          <table:table-cell/>
          <table:table-cell table:style-name="ce8" office:value-type="float" office:value="929.361777493648" calcext:value-type="float">
            <text:p>929.361777493648</text:p>
          </table:table-cell>
          <table:table-cell table:style-name="ce8" office:value-type="float" office:value="1939.66853168803" calcext:value-type="float">
            <text:p>1939.66853168803</text:p>
          </table:table-cell>
          <table:table-cell/>
          <table:table-cell office:value-type="float" office:value="942.564001291405" calcext:value-type="float">
            <text:p>942.564001291405</text:p>
          </table:table-cell>
          <table:table-cell office:value-type="float" office:value="1947.39336927569" calcext:value-type="float">
            <text:p>1947.39336927569</text:p>
          </table:table-cell>
        </table:table-row>
        <table:table-row table:style-name="ro1">
          <table:table-cell office:value-type="float" office:value="1088.56628467495" calcext:value-type="float">
            <text:p>1088.56628467495</text:p>
          </table:table-cell>
          <table:table-cell office:value-type="float" office:value="2238.61725230907" calcext:value-type="float">
            <text:p>2238.61725230907</text:p>
          </table:table-cell>
          <table:table-cell/>
          <table:table-cell office:value-type="float" office:value="885.641802444099" calcext:value-type="float">
            <text:p>885.641802444099</text:p>
          </table:table-cell>
          <table:table-cell office:value-type="float" office:value="1838.91675614329" calcext:value-type="float">
            <text:p>1838.91675614329</text:p>
          </table:table-cell>
          <table:table-cell/>
          <table:table-cell table:style-name="ce6" office:value-type="float" office:value="879.978431543055" calcext:value-type="float">
            <text:p>879.978431543055</text:p>
          </table:table-cell>
          <table:table-cell table:style-name="ce6" office:value-type="float" office:value="1839.88695093304" calcext:value-type="float">
            <text:p>1839.88695093304</text:p>
          </table:table-cell>
          <table:table-cell/>
          <table:table-cell office:value-type="float" office:value="896.982231154095" calcext:value-type="float">
            <text:p>896.982231154095</text:p>
          </table:table-cell>
          <table:table-cell office:value-type="float" office:value="1855.44914526737" calcext:value-type="float">
            <text:p>1855.44914526737</text:p>
          </table:table-cell>
        </table:table-row>
        <table:table-row table:style-name="ro1">
          <table:table-cell table:style-name="ce5" office:value-type="float" office:value="991.375835827717" calcext:value-type="float">
            <text:p>991.375835827717</text:p>
          </table:table-cell>
          <table:table-cell table:style-name="ce5" office:value-type="float" office:value="2042.54052930445" calcext:value-type="float">
            <text:p>2042.54052930445</text:p>
          </table:table-cell>
          <table:table-cell/>
          <table:table-cell table:style-name="ce8" office:value-type="float" office:value="999.098178621485" calcext:value-type="float">
            <text:p>999.098178621485</text:p>
          </table:table-cell>
          <table:table-cell table:style-name="ce8" office:value-type="float" office:value="2063.96410065688" calcext:value-type="float">
            <text:p>2063.96410065688</text:p>
          </table:table-cell>
          <table:table-cell/>
          <table:table-cell office:value-type="float" office:value="991.354981447879" calcext:value-type="float">
            <text:p>991.354981447879</text:p>
          </table:table-cell>
          <table:table-cell office:value-type="float" office:value="2060.43547783947" calcext:value-type="float">
            <text:p>2060.43547783947</text:p>
          </table:table-cell>
          <table:table-cell/>
          <table:table-cell office:value-type="float" office:value="986.843778633339" calcext:value-type="float">
            <text:p>986.843778633339</text:p>
          </table:table-cell>
          <table:table-cell office:value-type="float" office:value="2033.47641491569" calcext:value-type="float">
            <text:p>2033.47641491569</text:p>
          </table:table-cell>
        </table:table-row>
        <table:table-row table:style-name="ro1">
          <table:table-cell office:value-type="float" office:value="1015.86810236763" calcext:value-type="float">
            <text:p>1015.86810236763</text:p>
          </table:table-cell>
          <table:table-cell office:value-type="float" office:value="2094.35112157848" calcext:value-type="float">
            <text:p>2094.35112157848</text:p>
          </table:table-cell>
          <table:table-cell/>
          <table:table-cell office:value-type="float" office:value="906.028243251327" calcext:value-type="float">
            <text:p>906.028243251327</text:p>
          </table:table-cell>
          <table:table-cell office:value-type="float" office:value="1880.93289503018" calcext:value-type="float">
            <text:p>1880.93289503018</text:p>
          </table:table-cell>
          <table:table-cell/>
          <table:table-cell table:style-name="ce6" office:value-type="float" office:value="887.789358950328" calcext:value-type="float">
            <text:p>887.789358950328</text:p>
          </table:table-cell>
          <table:table-cell table:style-name="ce6" office:value-type="float" office:value="1856.97810979683" calcext:value-type="float">
            <text:p>1856.97810979683</text:p>
          </table:table-cell>
          <table:table-cell/>
          <table:table-cell office:value-type="float" office:value="882.268797042199" calcext:value-type="float">
            <text:p>882.268797042199</text:p>
          </table:table-cell>
          <table:table-cell office:value-type="float" office:value="1827.15251092761" calcext:value-type="float">
            <text:p>1827.15251092761</text:p>
          </table:table-cell>
        </table:table-row>
        <table:table-row table:style-name="ro1">
          <table:table-cell office:value-type="float" office:value="803.838382245585" calcext:value-type="float">
            <text:p>803.838382245585</text:p>
          </table:table-cell>
          <table:table-cell office:value-type="float" office:value="1669.20409143821" calcext:value-type="float">
            <text:p>1669.20409143821</text:p>
          </table:table-cell>
          <table:table-cell/>
          <table:table-cell table:style-name="ce6" office:value-type="float" office:value="754.780317574646" calcext:value-type="float">
            <text:p>754.780317574646</text:p>
          </table:table-cell>
          <table:table-cell table:style-name="ce6" office:value-type="float" office:value="1577.24069479104" calcext:value-type="float">
            <text:p>1577.24069479104</text:p>
          </table:table-cell>
          <table:table-cell/>
          <table:table-cell table:style-name="ce8" office:value-type="float" office:value="749.586981130142" calcext:value-type="float">
            <text:p>749.586981130142</text:p>
          </table:table-cell>
          <table:table-cell table:style-name="ce8" office:value-type="float" office:value="1579.15948729144" calcext:value-type="float">
            <text:p>1579.15948729144</text:p>
          </table:table-cell>
          <table:table-cell/>
          <table:table-cell office:value-type="float" office:value="791.984639610914" calcext:value-type="float">
            <text:p>791.984639610914</text:p>
          </table:table-cell>
          <table:table-cell office:value-type="float" office:value="1645.49660616887" calcext:value-type="float">
            <text:p>1645.49660616887</text:p>
          </table:table-cell>
        </table:table-row>
        <table:table-row table:style-name="ro1">
          <table:table-cell office:value-type="float" office:value="800.504673313964" calcext:value-type="float">
            <text:p>800.504673313964</text:p>
          </table:table-cell>
          <table:table-cell office:value-type="float" office:value="1662.68451153681" calcext:value-type="float">
            <text:p>1662.68451153681</text:p>
          </table:table-cell>
          <table:table-cell/>
          <table:table-cell office:value-type="float" office:value="758.457665119089" calcext:value-type="float">
            <text:p>758.457665119089</text:p>
          </table:table-cell>
          <table:table-cell office:value-type="float" office:value="1584.75801163795" calcext:value-type="float">
            <text:p>1584.75801163795</text:p>
          </table:table-cell>
          <table:table-cell/>
          <table:table-cell table:style-name="ce6" office:value-type="float" office:value="750.536318600854" calcext:value-type="float">
            <text:p>750.536318600854</text:p>
          </table:table-cell>
          <table:table-cell table:style-name="ce6" office:value-type="float" office:value="1581.25035158326" calcext:value-type="float">
            <text:p>1581.25035158326</text:p>
          </table:table-cell>
          <table:table-cell/>
          <table:table-cell office:value-type="float" office:value="815.709254634467" calcext:value-type="float">
            <text:p>815.709254634467</text:p>
          </table:table-cell>
          <table:table-cell office:value-type="float" office:value="1693.09367417782" calcext:value-type="float">
            <text:p>1693.09367417782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1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Continuous</text:p>
          </table:table-cell>
          <table:table-cell table:style-name="Default"/>
          <table:table-cell/>
          <table:table-cell table:style-name="Default" office:value-type="string" calcext:value-type="string">
            <text:p>Threshold</text:p>
          </table:table-cell>
          <table:table-cell table:style-name="Default"/>
          <table:table-cell/>
          <table:table-cell table:style-name="Default" office:value-type="string" calcext:value-type="string">
            <text:p>Hybrid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Var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0:19:48.729300343</meta:creation-date>
    <dc:date>2019-06-27T14:42:01.805884116</dc:date>
    <meta:editing-duration>PT30M10S</meta:editing-duration>
    <meta:editing-cycles>1</meta:editing-cycles>
    <meta:document-statistic meta:table-count="2" meta:cell-count="370" meta:object-count="0"/>
    <meta:generator>LibreOffice/6.2.3.2$Linux_X86_64 LibreOffice_project/20$Build-2</meta:generator>
  </office:meta>
</office:document-meta>
</file>